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56ea" officeooo:paragraph-rsid="001c56ea"/>
    </style:style>
    <style:style style:name="P2" style:family="paragraph" style:parent-style-name="Heading_20_1">
      <style:paragraph-properties fo:text-align="center" style:justify-single-word="false"/>
      <style:text-properties fo:language="en" fo:country="GB" officeooo:rsid="0017d125" officeooo:paragraph-rsid="0017d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tle</text:h>
      <text:p text:style-name="Standard">T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01cm" loext:contextual-spacing="false" fo:line-height="115%" fo:text-align="justify" style:justify-single-word="false"/>
      <style:text-properties fo:language="en" fo:country="GB" officeooo:rsid="0017d12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56ea" officeooo:paragraph-rsid="001c56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nek Fisch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31:27.918814569</meta:creation-date>
    <dc:date>2018-02-13T14:34:14.393767571</dc:date>
    <meta:editing-duration>PT2M5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" meta:character-count="21" meta:non-whitespace-character-count="20"/>
  </office:meta>
</office:document-meta>
</file>